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451924093474601</text:p>
          </table:table-cell>
          <table:table-cell office:value-type="string" calcext:value-type="string">
            <text:p>2024-09-05 19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064" calcext:value-type="float">
            <text:p>8.9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24093474601</text:p>
          </table:table-cell>
          <table:table-cell office:value-type="string" calcext:value-type="string">
            <text:p>2018-05-22 18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212" calcext:value-type="float">
            <text:p>9.34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24093474601</text:p>
          </table:table-cell>
          <table:table-cell office:value-type="string" calcext:value-type="string">
            <text:p>2014-11-05 16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0432" calcext:value-type="float">
            <text:p>8.79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24093474601</text:p>
          </table:table-cell>
          <table:table-cell office:value-type="string" calcext:value-type="string">
            <text:p>2014-07-28 19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6384" calcext:value-type="float">
            <text:p>8.40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24093474601</text:p>
          </table:table-cell>
          <table:table-cell office:value-type="string" calcext:value-type="string">
            <text:p>2014-04-15 20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5416" calcext:value-type="float">
            <text:p>9.805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24093474601</text:p>
          </table:table-cell>
          <table:table-cell office:value-type="string" calcext:value-type="string">
            <text:p>2013-11-06 16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0112" calcext:value-type="float">
            <text:p>10.04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24093474601</text:p>
          </table:table-cell>
          <table:table-cell office:value-type="string" calcext:value-type="string">
            <text:p>2013-10-28 14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5872" calcext:value-type="float">
            <text:p>10.40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24093474601</text:p>
          </table:table-cell>
          <table:table-cell office:value-type="string" calcext:value-type="string">
            <text:p>2013-07-30 15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9048" calcext:value-type="float">
            <text:p>9.909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24093474601</text:p>
          </table:table-cell>
          <table:table-cell office:value-type="string" calcext:value-type="string">
            <text:p>2013-05-28 16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692" calcext:value-type="float">
            <text:p>9.646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24093474601</text:p>
          </table:table-cell>
          <table:table-cell office:value-type="string" calcext:value-type="string">
            <text:p>2012-09-11 14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9696" calcext:value-type="float">
            <text:p>9.759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24093474601</text:p>
          </table:table-cell>
          <table:table-cell office:value-type="string" calcext:value-type="string">
            <text:p>2012-06-15 17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448" calcext:value-type="float">
            <text:p>9.1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24093474601</text:p>
          </table:table-cell>
          <table:table-cell office:value-type="string" calcext:value-type="string">
            <text:p>2011-08-09 14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8368" calcext:value-type="float">
            <text:p>8.27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24093474601</text:p>
          </table:table-cell>
          <table:table-cell office:value-type="string" calcext:value-type="string">
            <text:p>2010-07-26 18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0928" calcext:value-type="float">
            <text:p>9.710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24093474601</text:p>
          </table:table-cell>
          <table:table-cell office:value-type="string" calcext:value-type="string">
            <text:p>2009-11-18 20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3912" calcext:value-type="float">
            <text:p>9.963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24093474601</text:p>
          </table:table-cell>
          <table:table-cell office:value-type="string" calcext:value-type="string">
            <text:p>2009-07-20 19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272" calcext:value-type="float">
            <text:p>10.3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24093474601</text:p>
          </table:table-cell>
          <table:table-cell office:value-type="string" calcext:value-type="string">
            <text:p>2008-08-28 15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9864" calcext:value-type="float">
            <text:p>9.579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24093474601</text:p>
          </table:table-cell>
          <table:table-cell office:value-type="string" calcext:value-type="string">
            <text:p>2006-07-26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7232" calcext:value-type="float">
            <text:p>9.857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24093474601</text:p>
          </table:table-cell>
          <table:table-cell office:value-type="string" calcext:value-type="string">
            <text:p>2005-08-0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176" calcext:value-type="float">
            <text:p>10.2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24093474601</text:p>
          </table:table-cell>
          <table:table-cell office:value-type="string" calcext:value-type="string">
            <text:p>2002-08-0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5208" calcext:value-type="float">
            <text:p>9.665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24093474601</text:p>
          </table:table-cell>
          <table:table-cell office:value-type="string" calcext:value-type="string">
            <text:p>1998-09-17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0176" calcext:value-type="float">
            <text:p>9.79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24093474601</text:p>
          </table:table-cell>
          <table:table-cell office:value-type="string" calcext:value-type="string">
            <text:p>1998-05-18 2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78" calcext:value-type="float">
            <text:p>9.06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24093474601</text:p>
          </table:table-cell>
          <table:table-cell office:value-type="string" calcext:value-type="string">
            <text:p>1997-09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5712" calcext:value-type="float">
            <text:p>9.125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24093474601</text:p>
          </table:table-cell>
          <table:table-cell office:value-type="string" calcext:value-type="string">
            <text:p>1997-09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0952" calcext:value-type="float">
            <text:p>9.140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924093474601</text:p>
          </table:table-cell>
          <table:table-cell office:value-type="string" calcext:value-type="string">
            <text:p>1997-09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4" calcext:value-type="float">
            <text:p>9.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56" meta:object-count="0"/>
    <meta:user-defined meta:name="AppVersion">3.0</meta:user-defined>
  </office:meta>
</office:document-meta>
</file>